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10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2.00pt" fo:font-weight="normal" fo:font-family="Verdana" style:font-family-asian="Verdana" style:font-family-complex="Verdana" fo:background-color="transparent" fo:color="#ff0000"/>
    </style:style>
    <style:style style:name="T15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2.00pt" fo:font-weight="normal" fo:font-family="Verdana" style:font-family-asian="Verdana" style:font-family-complex="Verdana" fo:background-color="transparent" fo:color="#ff0000"/>
    </style:style>
    <style:style style:name="T17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2.00pt" fo:font-weight="normal" fo:font-family="Verdana" style:font-family-asian="Verdana" style:font-family-complex="Verdana" fo:background-color="transparent" fo:color="#ff0000"/>
    </style:style>
    <style:style style:name="T19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21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22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23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5" style:family="text">
      <style:text-properties fo:font-size="12.00pt" fo:font-weight="normal" fo:font-family="Verdana" style:font-family-asian="Verdana" style:font-family-complex="Verdana" fo:background-color="transparent" style:use-window-font-color="true" fo:font-style="italic"/>
    </style:style>
    <style:style style:name="T26" style:family="text">
      <style:text-properties fo:font-size="12.00pt" fo:font-weight="normal" fo:font-family="Verdana" style:font-family-asian="Verdana" style:font-family-complex="Verdana" fo:background-color="transparent" fo:color="#ff0000" fo:font-style="italic"/>
    </style:style>
    <style:style style:name="T27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8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29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30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31" style:family="text">
      <style:text-properties fo:font-size="12.00pt" fo:font-weight="normal" fo:font-family="Verdana" style:font-family-asian="Verdana" style:font-family-complex="Verdana" fo:background-color="transparent" style:use-window-font-color="true" fo:font-style="italic"/>
    </style:style>
    <style:style style:name="T32" style:family="text">
      <style:text-properties fo:font-size="12.00pt" fo:font-weight="normal" fo:font-family="Verdana" style:font-family-asian="Verdana" style:font-family-complex="Verdana" fo:background-color="transparent" fo:color="#ff0000" fo:font-style="italic"/>
    </style:style>
    <style:style style:name="T33" style:family="text">
      <style:text-properties fo:font-size="12.00pt" fo:font-weight="normal" fo:font-family="Verdana" style:font-family-asian="Verdana" style:font-family-complex="Verdana" fo:background-color="transparent" fo:color="#ff0000"/>
    </style:style>
    <style:style style:name="T34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35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36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37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38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39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40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41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42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43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44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45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46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47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</office:automatic-styles>
  <office:body>
    <office:text>
      <text:p text:style-name="P1"><text:span text:style-name="T1"><text:line-break/>Übung Shellbefehle 2</text:span><text:span text:style-name="T2"><text:line-break/></text:span><text:span text:style-name="T3"/></text:p>
      <text:p text:style-name="P2"><text:span text:style-name="T4">Mit<text:s/></text:span><text:span text:style-name="T5">„</text:span><text:span text:style-name="T6">time</text:span><text:span text:style-name="T7">“</text:span><text:span text:style-name="T8"><text:s/>(-Schalter) kann die Rechenzeit gemessen werden.<text:line-break/></text:span><text:a xlink:href="https://wiki.ubuntuusers.de/time/"><text:span text:style-name="T9">https://wiki.ubuntuusers.de/time/</text:span></text:a><text:span text:style-name="T10"/></text:p>
      <text:p text:style-name="P2"><text:span text:style-name="T11"><text:line-break/></text:span><text:span text:style-name="T12">1. Kopieren Sie eine Datei in Ihr Home-Verzeichnis und legen zwei zusätzliche Kopien davon an.<text:s/></text:span><text:span text:style-name="T13"><text:line-break/><text:line-break/>cp /var/log/kern.log ~</text:span><text:span text:style-name="T14"><text:line-break/></text:span><text:span text:style-name="T15">cp kern.log kern1.log</text:span><text:span text:style-name="T16"><text:line-break/></text:span><text:span text:style-name="T17">cp kern.log kern2.log</text:span><text:span text:style-name="T18"><text:line-break/></text:span><text:span text:style-name="T19"><text:line-break/></text:span><text:span text:style-name="T20">Führen Sie mit dem Befehl time Zeitmessungen für den Kompressionsvorgang durch (time befehl argument).</text:span></text:p>
      <text:p text:style-name="P2"><text:span text:style-name="T21"/></text:p>
      <text:p text:style-name="P3"><text:span text:style-name="T22">Komprimieren Sie die erste Kopie mit gzip:<text:line-break/></text:span><text:span text:style-name="T23"/></text:p>
      <text:p text:style-name="P3"><text:span text:style-name="T24">time tar -cf kern2.tar kern2.log --gzip<text:line-break/></text:span><text:span text:style-name="T25"><text:tab/>real<text:tab/>0m0,007s</text:span></text:p>
      <text:p text:style-name="P3"><text:span text:style-name="T25"><text:tab/>user<text:tab/>0m0,005s</text:span></text:p>
      <text:p text:style-name="P3"><text:span text:style-name="T25"><text:tab/>sys<text:tab/>0m0,000s</text:span><text:span text:style-name="T26"><text:line-break/></text:span><text:span text:style-name="T27"><text:line-break/></text:span><text:span text:style-name="T28">Komprimieren Sie die zweite Kopie mit bzip2:</text:span><text:span text:style-name="T29"><text:line-break/><text:line-break/></text:span><text:span text:style-name="T30">time tar -cf kern1.tar kern1.log --bzip2<text:line-break/></text:span><text:span text:style-name="T31"><text:tab/>real<text:tab/>0m0,005s</text:span></text:p>
      <text:p text:style-name="P3"><text:span text:style-name="T31"><text:tab/>user<text:tab/>0m0,004s</text:span></text:p>
      <text:p text:style-name="P3"><text:span text:style-name="T31"><text:tab/>sys<text:tab/>0m0,001s</text:span><text:span text:style-name="T32"><text:line-break/></text:span><text:span text:style-name="T33"/></text:p>
      <text:p text:style-name="P4"><text:span text:style-name="T34">Vergleichen Sie die Dateigrößen und die verwendete Zeit:</text:span><text:span text:style-name="T35"><text:line-break/><text:line-break/>kern.log<text:tab/>10240</text:span></text:p>
      <text:p text:style-name="P4"><text:span text:style-name="T36">kern1.tar<text:tab/>123<text:line-break/>kern2.tar<text:tab/>127<text:line-break/><text:line-break/>Mit gzip wird die Datei schneller komprimiert, mit bzip2 dafür effizienter.<text:line-break/></text:span><text:span text:style-name="T37"/></text:p>
      <text:p text:style-name="P4"><text:span text:style-name="T38">2. Erstellen Sie je ein komprimiertes Archiv aus den beiden Dateien aus Aufgabe 1.<text:line-break/></text:span></text:p>
      <text:p text:style-name="P4"><text:span text:style-name="T38">Ein mit gzip-komprimiertes Archiv:<text:line-break/></text:span><text:span text:style-name="T39"><text:line-break/>tar -cf kern.gzip.tar kern1.log kern2.log --gzip<text:line-break/></text:span></text:p>
      <text:p text:style-name="P4"><text:span text:style-name="T40">Ein mit bzip2-komprimiertes Archiv:</text:span><text:span text:style-name="T41"><text:line-break/><text:line-break/></text:span><text:span text:style-name="T42">tar -cf kern.bzip.tar kern1.log kern2.log --bzip2<text:line-break/></text:span><text:span text:style-name="T43"/></text:p>
      <text:p text:style-name="P4"><text:span text:style-name="T44">3. Verschieben Sie die beiden Archive anschließend in das Verzeichnis /tmp/ und entpacken Sie diese dort.</text:span><text:span text:style-name="T45"><text:line-break/><text:line-break/>cp kern.*.tar /tmp/</text:span></text:p>
      <text:p text:style-name="P5"><text:span text:style-name="T46">tar -xf /tmp/kern.gzip.tar</text:span></text:p>
      <text:p text:style-name="P5"><text:span text:style-name="T46">tar -xf /tmp/kern.bzip.tar</text:span></text:p>
      <text:p text:style-name="P6"><text:span text:style-name="T4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